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95H24M23.648S" calcext:value-type="time">
            <text:p>295:24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4H03M54.899S" calcext:value-type="time">
            <text:p>04:03</text:p>
          </table:table-cell>
          <table:table-cell table:style-name="ce24"/>
          <table:table-cell table:style-name="ce30" office:value-type="string" calcext:value-type="string">
            <text:p>Remote doors/locks cleanup, boss lock multi-keying!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36H18M22.781S" calcext:value-type="time">
            <text:p>36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7:44:5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8T14:26:00.636000000</dc:date>
    <dc:creator>Benjamin Laws</dc:creator>
    <meta:editing-duration>P11DT10H29M11S</meta:editing-duration>
    <meta:editing-cycles>315</meta:editing-cycles>
    <meta:generator>LibreOffice/7.1.8.1$Windows_X86_64 LibreOffice_project/e1f30c802c3269a1d052614453f260e49458c82c</meta:generator>
    <meta:document-statistic meta:table-count="2" meta:cell-count="525" meta:object-count="0"/>
  </office:meta>
</office:document-meta>
</file>